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FA0000008CAE14C89E7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auto-grow-height="true" draw:auto-grow-width="false" fo:min-height="1cm" loext:decorative="fals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vertical-align="top" draw:auto-grow-height="true" draw:auto-grow-width="false" fo:min-height="10.5cm" loext:decorative="false"/>
      <style:paragraph-properties style:writing-mode="lr-tb"/>
    </style:style>
    <style:style style:name="gr4" style:family="graphic" style:parent-style-name="Object_20_with_20_no_20_fill_20_and_20_no_20_line">
      <style:graphic-properties draw:textarea-horizontal-align="center" draw:textarea-vertical-align="middle" draw:ole-draw-aspect="1" loext:decorative="false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loext:graphic-properties draw:fill="none" draw:fill-color="#ffffff"/>
    </style:style>
    <style:style style:name="P2" style:family="paragraph">
      <style:paragraph-properties fo:margin-top="0cm" fo:margin-bottom="0cm" fo:line-height="200%"/>
    </style:style>
    <style:style style:name="P3" style:family="paragraph">
      <loext:graphic-properties draw:fill="none" draw:fill-color="#ffffff"/>
      <style:paragraph-properties fo:margin-top="0cm" fo:margin-bottom="0cm" fo:line-height="200%"/>
    </style:style>
    <style:style style:name="P4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0cm" svg:height="1.25cm" svg:x="1cm" svg:y="1cm">
          <draw:text-box>
            <text:p>Tom Cruise <text:s/>(* 1962)</text:p>
          </draw:text-box>
        </draw:frame>
        <draw:frame draw:style-name="gr2" draw:text-style-name="P1" draw:layer="layout" svg:width="6cm" svg:height="1cm" svg:x="11.5cm" svg:y="1.25cm">
          <draw:text-box>
            <text:p>Filme pro Dekade</text:p>
          </draw:text-box>
        </draw:frame>
        <draw:frame draw:style-name="gr3" draw:text-style-name="P3" draw:layer="layout" svg:width="8.5cm" svg:height="10.75cm" svg:x="1.25cm" svg:y="7.5cm">
          <draw:text-box>
            <text:p text:style-name="P2">Am bekanntesten ist Emma Watson vermutlich als Hermine in Harry Potter. Sie hat aber auch andere Filme wie z.B. Vielleicht lieber Morgen oder The Circle gemacht.</text:p>
          </draw:text-box>
        </draw:frame>
        <draw:frame draw:style-name="gr4" draw:text-style-name="P4" draw:layer="layout" svg:width="9.184cm" svg:height="5.096cm" svg:x="10.816cm" svg:y="2.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5" draw:text-style-name="P4" draw:layer="layout" svg:width="9.45cm" svg:height="5.316cm" svg:x="1.25cm" svg:y="1.934cm">
          <draw:image xlink:href="Pictures/1000000100000FA0000008CAE14C89E7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05T08:01:44.087822167</meta:creation-date>
    <dc:date>2026-01-15T08:19:25.276495545</dc:date>
    <meta:editing-duration>PT29M58S</meta:editing-duration>
    <meta:editing-cycles>20</meta:editing-cycles>
    <meta:generator>LibreOffice/25.8.1.1$Linux_X86_64 LibreOffice_project/580$Build-1</meta:generator>
    <meta:print-date>2025-12-05T08:27:09.980383089</meta:print-date>
    <meta:printed-by>PDF-Dateien</meta:printed-by>
    <meta:document-statistic meta:object-count="5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9.185cm" svg:height="5.097cm" xlink:href="." xlink:type="simple" chart:class="chart:bar" chart:style-name="ch1">
        <chart:plot-area chart:style-name="ch2" svg:x="0.183cm" svg:y="0.101cm" svg:width="8.819cm" svg:height="4.895cm">
          <chart:coordinate-region svg:x="0.817cm" svg:y="0.3cm" svg:width="8.185cm" svg:height="3.002cm"/>
          <chart:axis chart:dimension="x" chart:name="primary-x" chart:style-name="ch3" chartooo:axis-type="auto">
            <chartooo:date-scale/>
            <chart:categories table:cell-range-address="local-table.$A$2:.$A$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6" chart:label-cell-address="local-table.$B$1" chart:class="chart:bar">
            <chart:data-point chart:repeated="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E</text:p>
              </table:table-cell>
            </table:table-row>
          </table:table-header-rows>
          <table:table-rows>
            <table:table-row>
              <table:table-cell office:value-type="string">
                <text:p>1980-198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990-199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000-200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10-201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&gt;2020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8.1.1$Linux_X86_64 LibreOffice_project/580$Build-1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